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style:font-name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style-asian="normal" style:font-style-complex="normal" fo:font-style="normal" fo:font-size="14pt" style:font-relief="none" style:text-emphasize="none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solid" style:text-underline-width="auto" style:text-underline-color="font-color" fo:font-weight="bold" style:font-name="Liberation Sans" style:text-overline-style="none" style:text-overline-color="font-color"/>
    </style:style>
    <style:style style:name="T2" style:family="text">
      <style:text-properties style:font-style-asian="normal" style:font-style-complex="normal" fo:font-style="normal"/>
    </style:style>
    <style:style style:name="T3" style:family="text">
      <style:text-properties style:font-style-asian="normal" style:font-style-complex="normal" fo:font-style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font-size-complex="8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8pt" style:font-name-asian="Noto Sans CJK SC" style:font-name-complex="Noto Sans Devanagari" style:font-weight-asian="normal" style:font-weight-complex="normal" style:font-style-asian="normal" style:font-style-complex="normal" style:text-emphasize="none" style:font-relief="none" fo:font-weight="normal" style:font-size-asian="8pt"/>
    </style:style>
    <style:style style:name="T6" style:family="text">
      <style:text-properties style:font-size-complex="8pt" fo:font-size="8pt" style:font-size-asian="8pt"/>
    </style:style>
    <style:style style:name="T7" style:family="text">
      <style:text-properties fo:font-size="8pt" style:font-size-asian="8pt" style:font-name="Liberation Sans" style:font-name-complex="Noto Sans Devanagari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size-complex="8pt"/>
    </style:style>
    <style:style style:name="T8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14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4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 table:number-rows-repeated="3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106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20)*0.0125" office:value-type="percentage" office:value="0" calcext:value-type="percentage">
            <text:p>0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" calcext:value-type="percentage">
            <text:p>0.00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20)*0.0125" office:value-type="percentage" office:value="0.25" calcext:value-type="percentage">
            <text:p>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Low" calcext:value-type="string">
            <text:p>Low</text:p>
          </table:table-cell>
          <table:table-cell table:style-name="ce22" table:formula="of:=([.C304]/[.C312])" office:value-type="percentage" office:value="0.111111111111111" calcext:value-type="percentage">
            <text:p>11.11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20)*0.0125" office:value-type="percentage" office:value="0.5" calcext:value-type="percentage">
            <text:p>5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05]/[.C312])" office:value-type="percentage" office:value="0.222222222222222" calcext:value-type="percentage">
            <text:p>22.22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333333333333333" calcext:value-type="percentage">
            <text:p>33.33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444444444444444" calcext:value-type="percentage">
            <text:p>44.44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166666666666667" calcext:value-type="percentage">
            <text:p>1.67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944444444444444" calcext:value-type="percentage">
            <text:p>9.44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B328];[.B346];[.B364])" office:value-type="float" office:value="0" calcext:value-type="float">
            <text:p>0</text:p>
          </table:table-cell>
          <table:table-cell table:style-name="ce22" table:formula="of:=([.B310]-20)*0.0125" office:value-type="percentage" office:value="-0.25" calcext:value-type="percentage">
            <text:p>-2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10]/[.C312])" office:value-type="percentage" office:value="-0.111111111111111" calcext:value-type="percentage">
            <text:p>-11.11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8" table:formula="of:=SUM([.B329];[.B347];[.B365])" office:value-type="float" office:value="0" calcext:value-type="float">
            <text:p>0</text:p>
          </table:table-cell>
          <table:table-cell table:style-name="ce22" table:formula="of:=([.B311]-20)*0.0125" office:value-type="percentage" office:value="-0.25" calcext:value-type="percentage">
            <text:p>-25.00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11]/[.C312])" office:value-type="percentage" office:value="-0.111111111111111" calcext:value-type="percentage">
            <text:p>-11.11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2.25" calcext:value-type="percentage">
            <text:p>225.0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111111111111111" calcext:value-type="percentage">
            <text:p>11.11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222222222222222" calcext:value-type="percentage">
            <text:p>22.22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333333333333333" calcext:value-type="percentage">
            <text:p>33.33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444444444444444" calcext:value-type="percentage">
            <text:p>44.44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35];[.J45];[.J53];[.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277777777777778" calcext:value-type="percentage">
            <text:p>2.78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26];[.J46];[.J62];[.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833333333333333" calcext:value-type="percentage">
            <text:p>8.33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231];[.AI238];[.AI248];[.AI257])" office:value-type="float" office:value="0" calcext:value-type="float">
            <text:p>0</text:p>
          </table:table-cell>
          <table:table-cell table:style-name="ce24" table:formula="of:=([.B328]-4)*0.0625" office:value-type="percentage" office:value="-0.25" calcext:value-type="percentage">
            <text:p>-25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8]/[.C330])" office:value-type="percentage" office:value="-0.111111111111111" calcext:value-type="percentage">
            <text:p>-11.11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232];[.AI244];[.AI250];[.AI259])" office:value-type="float" office:value="0" calcext:value-type="float">
            <text:p>0</text:p>
          </table:table-cell>
          <table:table-cell table:style-name="ce25" table:formula="of:=([.B329]-4)*0.0625" office:value-type="percentage" office:value="-0.25" calcext:value-type="percentage">
            <text:p>-25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29]/[.C330])" office:value-type="percentage" office:value="-0.111111111111111" calcext:value-type="percentage">
            <text:p>-11.11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2.25" calcext:value-type="percentage">
            <text:p>225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2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3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5">
          <table:table-cell table:style-name="ce13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111111111111111" calcext:value-type="percentage">
            <text:p>11.11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222222222222222" calcext:value-type="percentage">
            <text:p>22.22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333333333333333" calcext:value-type="percentage">
            <text:p>33.33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444444444444444" calcext:value-type="percentage">
            <text:p>44.44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J10];[.J18];[.J27];[.J63];[.J86];[.J110];[.J139];[.J175])" office:value-type="float" office:value="9" calcext:value-type="float">
            <text:p>9</text:p>
          </table:table-cell>
          <table:table-cell table:style-name="ce22" table:formula="of:=([.B344]-8)*0.03125" office:value-type="percentage" office:value="0.03125" calcext:value-type="percentage">
            <text:p>3.13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138888888888889" calcext:value-type="percentage">
            <text:p>1.39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J16];[.J37];[.J89];[.J98];[.J114];[.J125];[.J162];[.J179])" office:value-type="float" office:value="15" calcext:value-type="float">
            <text:p>15</text:p>
          </table:table-cell>
          <table:table-cell table:style-name="ce22" table:formula="of:=([.B345]-8)*0.03125" office:value-type="percentage" office:value="0.21875" calcext:value-type="percentage">
            <text:p>21.88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972222222222222" calcext:value-type="percentage">
            <text:p>9.72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I147];[.AI159];[.AI168];[.AI179];[.AI189];[.AI197];[.AI208];[.AI213];[.AI222])" office:value-type="float" office:value="0" calcext:value-type="float">
            <text:p>0</text:p>
          </table:table-cell>
          <table:table-cell table:style-name="ce22" table:formula="of:=([.B346]-8)*0.03125" office:value-type="percentage" office:value="-0.25" calcext:value-type="percentage">
            <text:p>-25.00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6]/[.C348])" office:value-type="percentage" office:value="-0.111111111111111" calcext:value-type="percentage">
            <text:p>-11.11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143];[.AI151];[.AI162];[.AI174];[.AI183];[.AI193];[.AI199];[.AI206];[.AI217])" office:value-type="float" office:value="0" calcext:value-type="float">
            <text:p>0</text:p>
          </table:table-cell>
          <table:table-cell table:style-name="ce22" table:formula="of:=([.B347]-8)*0.03125" office:value-type="percentage" office:value="-0.25" calcext:value-type="percentage">
            <text:p>-25.00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47]/[.C348])" office:value-type="percentage" office:value="-0.111111111111111" calcext:value-type="percentage">
            <text:p>-11.11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2.25" calcext:value-type="percentage">
            <text:p>225.00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111111111111111" calcext:value-type="percentage">
            <text:p>11.11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222222222222222" calcext:value-type="percentage">
            <text:p>22.22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333333333333333" calcext:value-type="percentage">
            <text:p>33.33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444444444444444" calcext:value-type="percentage">
            <text:p>44.44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94];[.J102];[.J119];[.J127];[.J148];[.J157];[.J165];[.J183])" office:value-type="float" office:value="9" calcext:value-type="float">
            <text:p>9</text:p>
          </table:table-cell>
          <table:table-cell table:style-name="ce22" table:formula="of:=([.B362]-8)*0.03125" office:value-type="percentage" office:value="0.03125" calcext:value-type="percentage">
            <text:p>3.13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138888888888889" calcext:value-type="percentage">
            <text:p>1.39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8];[.J54];[.J70];[.J79];[.J134];[.J145];[.J154];[.J171])" office:value-type="float" office:value="15" calcext:value-type="float">
            <text:p>15</text:p>
          </table:table-cell>
          <table:table-cell table:style-name="ce22" table:formula="of:=([.B363]-8)*0.03125" office:value-type="percentage" office:value="0.21875" calcext:value-type="percentage">
            <text:p>21.88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972222222222222" calcext:value-type="percentage">
            <text:p>9.72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166];[.AI175];[.AI185];[.AI193];[.AI201];[.AI210];[.AI218];[.AI227];[.AI237];[.AI245];[.AI254];[.AI264])" office:value-type="float" office:value="0" calcext:value-type="float">
            <text:p>0</text:p>
          </table:table-cell>
          <table:table-cell table:style-name="ce22" table:formula="of:=([.B364]-8)*0.03125" office:value-type="percentage" office:value="-0.25" calcext:value-type="percentage">
            <text:p>-25.00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4]/[.C366])" office:value-type="percentage" office:value="-0.111111111111111" calcext:value-type="percentage">
            <text:p>-11.11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161];[.AI170];[.AI180];[.AI190];[.AI196];[.AI203];[.AI213];[.AI221];[.AI233];[.AI244];[.AI253];[.AI260])" office:value-type="float" office:value="0" calcext:value-type="float">
            <text:p>0</text:p>
          </table:table-cell>
          <table:table-cell table:style-name="ce22" table:formula="of:=([.B365]-8)*0.03125" office:value-type="percentage" office:value="-0.25" calcext:value-type="percentage">
            <text:p>-25.00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65]/[.C366])" office:value-type="percentage" office:value="-0.111111111111111" calcext:value-type="percentage">
            <text:p>-11.11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2.25" calcext:value-type="percentage">
            <text:p>225.00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2-180_items-best'.A7:'combo-2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7:44:07.72149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4:07:35.149044119</dc:date>
    <meta:editing-duration>P1DT20H17M4S</meta:editing-duration>
    <meta:editing-cycles>200</meta:editing-cycles>
    <meta:document-statistic meta:table-count="1" meta:cell-count="1347" meta:object-count="0"/>
  </office:meta>
</office:document-meta>
</file>